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officeooo:rsid="00092a00" officeooo:paragraph-rsid="00092a00"/>
    </style:style>
    <style:style style:name="P2" style:family="paragraph" style:parent-style-name="Standard" style:master-page-name="Standard">
      <style:paragraph-properties style:page-number="1"/>
    </style:style>
    <style:style style:name="P3" style:family="paragraph" style:parent-style-name="Standard">
      <style:text-properties officeooo:rsid="000956ad" officeooo:paragraph-rsid="000956ad"/>
    </style:style>
    <style:style style:name="P4" style:family="paragraph" style:parent-style-name="Standard">
      <style:text-properties officeooo:paragraph-rsid="000956ad"/>
    </style:style>
    <style:style style:name="P5" style:family="paragraph" style:parent-style-name="Standard">
      <style:text-properties officeooo:rsid="00091815"/>
    </style:style>
    <style:style style:name="P6" style:family="paragraph" style:parent-style-name="Standard">
      <style:text-properties officeooo:rsid="000a7129" officeooo:paragraph-rsid="000a7129"/>
    </style:style>
    <style:style style:name="T1" style:family="text">
      <style:text-properties officeooo:rsid="00091815"/>
    </style:style>
    <style:style style:name="T2" style:family="text">
      <style:text-properties officeooo:rsid="00092a00"/>
    </style:style>
    <style:style style:name="T3" style:family="text">
      <style:text-properties officeooo:rsid="000956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Jean</text:span> Laforêt</text:p>
      <text:p text:style-name="P1">Professeur Proton</text:p>
      <text:p text:style-name="Standard">Dimension Alpha</text:p>
      <text:p text:style-name="Standard"/>
      <text:p text:style-name="Standard">Caratéristiques</text:p>
      <text:p text:style-name="Standard"/>
      <text:p text:style-name="Standard">+7 points</text:p>
      <text:p text:style-name="Standard"/>
      <text:p text:style-name="Standard"/>
      <text:p text:style-name="P3">18D dans </text:p>
      <text:p text:style-name="P4"/>
      <text:p text:style-name="P4"><text:span text:style-name="T3">1. </text:span>Agilité</text:p>
      <text:p text:style-name="P4"><text:span text:style-name="T3">2. Vigueur</text:span></text:p>
      <text:p text:style-name="Standard"><text:span text:style-name="T3">3. Savoir</text:span></text:p>
      <text:p text:style-name="P4"><text:span text:style-name="T3">4. Perception</text:span></text:p>
      <text:p text:style-name="P3">5. Charisme</text:p>
      <text:p text:style-name="P6">6. Technique</text:p>
      <text:p text:style-name="P6"/>
      <text:p text:style-name="Standard"/>
      <text:p text:style-name="P5"/>
      <text:p text:style-name="Standard"/>
      <text:p text:style-name="Standard">Dimension alpha</text:p>
      <text:p text:style-name="Standard">Monde parallèle qui est conscient de l'existence de notre monde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0-04-13T11:10:59.243823795</dc:date>
    <meta:editing-duration>PT2H57M46S</meta:editing-duration>
    <meta:editing-cycles>5</meta:editing-cycles>
    <meta:document-statistic meta:table-count="0" meta:image-count="0" meta:object-count="0" meta:page-count="1" meta:paragraph-count="14" meta:word-count="35" meta:character-count="221" meta:non-whitespace-character-count="199"/>
  </office:meta>
</office:document-meta>
</file>